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2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528in"/>
    </style:style>
    <style:style style:name="co4" style:family="table-column">
      <style:table-column-properties fo:break-before="auto" style:column-width="1.607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January</text:p>
          </table:table-cell>
          <table:table-cell office:value-type="string">
            <text:p>FY2018 Q1</text:p>
          </table:table-cell>
          <table:table-cell office:value-type="string">
            <text:p>FY2018 Q2</text:p>
          </table:table-cell>
          <table:table-cell office:value-type="string">
            <text:p>Nov 2017</text:p>
          </table:table-cell>
          <table:table-cell office:value-type="string">
            <text:p>Dec 2017</text:p>
          </table:table-cell>
          <table:table-cell office:value-type="string">
            <text:p>Jan 2018</text:p>
          </table:table-cell>
          <table:table-cell office:value-type="string">
            <text:p>FYTD 2018</text:p>
          </table:table-cell>
          <table:table-cell office:value-type="string">
            <text:p>CYTD 2018</text:p>
          </table:table-cell>
          <table:table-cell office:value-type="string">
            <text:p>Jan 2017</text:p>
          </table:table-cell>
          <table:table-cell office:value-type="string">
            <text:p>YoY%</text:p>
          </table:table-cell>
        </table:table-row>
        <table:table-row table:style-name="ro2">
          <table:table-cell office:value-type="string">
            <text:p>RSS3 Rubber Futures </text:p>
          </table:table-cell>
          <table:table-cell office:value-type="float" office:value="18278">
            <text:p>18278</text:p>
          </table:table-cell>
          <table:table-cell office:value-type="float" office:value="18339">
            <text:p>18339</text:p>
          </table:table-cell>
          <table:table-cell office:value-type="float" office:value="6762">
            <text:p>6762</text:p>
          </table:table-cell>
          <table:table-cell office:value-type="float" office:value="6300">
            <text:p>6300</text:p>
          </table:table-cell>
          <table:table-cell office:value-type="float" office:value="9367">
            <text:p>9367</text:p>
          </table:table-cell>
          <table:table-cell office:value-type="float" office:value="45984">
            <text:p>45984</text:p>
          </table:table-cell>
          <table:table-cell office:value-type="float" office:value="9367">
            <text:p>9367</text:p>
          </table:table-cell>
          <table:table-cell office:value-type="float" office:value="3440">
            <text:p>3440</text:p>
          </table:table-cell>
          <table:table-cell office:value-type="string">
            <text:p>172%</text:p>
          </table:table-cell>
        </table:table-row>
        <table:table-row table:style-name="ro2">
          <table:table-cell office:value-type="string">
            <text:p>OTC TSR 20 Rubber Forward Swaps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.A.</text:p>
          </table:table-cell>
        </table:table-row>
        <table:table-row table:style-name="ro2">
          <table:table-cell office:value-type="string">
            <text:p>TSR20 Rubber Futures </text:p>
          </table:table-cell>
          <table:table-cell office:value-type="float" office:value="434864">
            <text:p>434864</text:p>
          </table:table-cell>
          <table:table-cell office:value-type="float" office:value="308721">
            <text:p>308721</text:p>
          </table:table-cell>
          <table:table-cell office:value-type="float" office:value="124809">
            <text:p>124809</text:p>
          </table:table-cell>
          <table:table-cell office:value-type="float" office:value="95094">
            <text:p>95094</text:p>
          </table:table-cell>
          <table:table-cell office:value-type="float" office:value="135341">
            <text:p>135341</text:p>
          </table:table-cell>
          <table:table-cell office:value-type="float" office:value="878926">
            <text:p>878926</text:p>
          </table:table-cell>
          <table:table-cell office:value-type="float" office:value="135341">
            <text:p>135341</text:p>
          </table:table-cell>
          <table:table-cell office:value-type="float" office:value="112366">
            <text:p>112366</text:p>
          </table:table-cell>
          <table:table-cell office:value-type="string">
            <text:p>20%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Feb</text:p>
          </table:table-cell>
          <table:table-cell office:value-type="string">
            <text:p>FY2018 Q1</text:p>
          </table:table-cell>
          <table:table-cell office:value-type="string">
            <text:p>FY2018 Q2</text:p>
          </table:table-cell>
          <table:table-cell office:value-type="string">
            <text:p>Dec 2017</text:p>
          </table:table-cell>
          <table:table-cell office:value-type="string">
            <text:p>Jan 2018</text:p>
          </table:table-cell>
          <table:table-cell office:value-type="string">
            <text:p>Feb 2018</text:p>
          </table:table-cell>
          <table:table-cell office:value-type="string">
            <text:p>FYTD 2018</text:p>
          </table:table-cell>
          <table:table-cell office:value-type="string">
            <text:p>CYTD 2018</text:p>
          </table:table-cell>
          <table:table-cell office:value-type="string">
            <text:p>Feb 2017</text:p>
          </table:table-cell>
          <table:table-cell office:value-type="string">
            <text:p>YoY%</text:p>
          </table:table-cell>
        </table:table-row>
        <table:table-row table:style-name="ro2">
          <table:table-cell office:value-type="string">
            <text:p>RSS3 Rubber Futures </text:p>
          </table:table-cell>
          <table:table-cell office:value-type="float" office:value="18278">
            <text:p>18278</text:p>
          </table:table-cell>
          <table:table-cell office:value-type="float" office:value="18339">
            <text:p>18339</text:p>
          </table:table-cell>
          <table:table-cell office:value-type="float" office:value="6300">
            <text:p>6300</text:p>
          </table:table-cell>
          <table:table-cell office:value-type="float" office:value="9367">
            <text:p>9367</text:p>
          </table:table-cell>
          <table:table-cell office:value-type="float" office:value="6826">
            <text:p>6826</text:p>
          </table:table-cell>
          <table:table-cell office:value-type="float" office:value="52810">
            <text:p>52810</text:p>
          </table:table-cell>
          <table:table-cell office:value-type="float" office:value="16193">
            <text:p>16193</text:p>
          </table:table-cell>
          <table:table-cell office:value-type="float" office:value="6244">
            <text:p>6244</text:p>
          </table:table-cell>
          <table:table-cell office:value-type="string">
            <text:p>9%</text:p>
          </table:table-cell>
        </table:table-row>
        <table:table-row table:style-name="ro2">
          <table:table-cell office:value-type="string">
            <text:p>OTC TSR 20 Rubber Forward Swaps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-100%</text:p>
          </table:table-cell>
        </table:table-row>
        <table:table-row table:style-name="ro2">
          <table:table-cell office:value-type="string">
            <text:p>TSR20 Rubber Futures </text:p>
          </table:table-cell>
          <table:table-cell office:value-type="float" office:value="434864">
            <text:p>434864</text:p>
          </table:table-cell>
          <table:table-cell office:value-type="float" office:value="308721">
            <text:p>308721</text:p>
          </table:table-cell>
          <table:table-cell office:value-type="float" office:value="95094">
            <text:p>95094</text:p>
          </table:table-cell>
          <table:table-cell office:value-type="float" office:value="135341">
            <text:p>135341</text:p>
          </table:table-cell>
          <table:table-cell office:value-type="float" office:value="102767">
            <text:p>102767</text:p>
          </table:table-cell>
          <table:table-cell office:value-type="float" office:value="981693">
            <text:p>981693</text:p>
          </table:table-cell>
          <table:table-cell office:value-type="float" office:value="238108">
            <text:p>238108</text:p>
          </table:table-cell>
          <table:table-cell office:value-type="float" office:value="119236">
            <text:p>119236</text:p>
          </table:table-cell>
          <table:table-cell office:value-type="string">
            <text:p>-14%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March</text:p>
          </table:table-cell>
          <table:table-cell office:value-type="string">
            <text:p>FY2018 Q2</text:p>
          </table:table-cell>
          <table:table-cell office:value-type="string">
            <text:p>FY2018 Q3</text:p>
          </table:table-cell>
          <table:table-cell office:value-type="string">
            <text:p>Jan 2018</text:p>
          </table:table-cell>
          <table:table-cell office:value-type="string">
            <text:p>Feb 2018</text:p>
          </table:table-cell>
          <table:table-cell office:value-type="string">
            <text:p>Mar 2018</text:p>
          </table:table-cell>
          <table:table-cell office:value-type="string">
            <text:p>FYTD 2018</text:p>
          </table:table-cell>
          <table:table-cell office:value-type="string">
            <text:p>CYTD 2018</text:p>
          </table:table-cell>
          <table:table-cell office:value-type="string">
            <text:p>Mar 2017</text:p>
          </table:table-cell>
          <table:table-cell office:value-type="string">
            <text:p>YoY%</text:p>
          </table:table-cell>
        </table:table-row>
        <table:table-row table:style-name="ro2">
          <table:table-cell office:value-type="string">
            <text:p>RSS3 Rubber Futures </text:p>
          </table:table-cell>
          <table:table-cell office:value-type="float" office:value="18339">
            <text:p>18339</text:p>
          </table:table-cell>
          <table:table-cell office:value-type="float" office:value="23652">
            <text:p>23652</text:p>
          </table:table-cell>
          <table:table-cell office:value-type="float" office:value="9367">
            <text:p>9367</text:p>
          </table:table-cell>
          <table:table-cell office:value-type="float" office:value="6826">
            <text:p>6826</text:p>
          </table:table-cell>
          <table:table-cell office:value-type="float" office:value="7459">
            <text:p>7459</text:p>
          </table:table-cell>
          <table:table-cell office:value-type="float" office:value="60269">
            <text:p>60269</text:p>
          </table:table-cell>
          <table:table-cell office:value-type="float" office:value="23652">
            <text:p>23652</text:p>
          </table:table-cell>
          <table:table-cell office:value-type="float" office:value="4624">
            <text:p>4624</text:p>
          </table:table-cell>
          <table:table-cell office:value-type="string">
            <text:p>61%</text:p>
          </table:table-cell>
        </table:table-row>
        <table:table-row table:style-name="ro2">
          <table:table-cell office:value-type="string">
            <text:p>OTC TSR 20 Rubber Forward Swaps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.A.</text:p>
          </table:table-cell>
        </table:table-row>
        <table:table-row table:style-name="ro2">
          <table:table-cell office:value-type="string">
            <text:p>TSR20 Rubber Futures </text:p>
          </table:table-cell>
          <table:table-cell office:value-type="float" office:value="308721">
            <text:p>308721</text:p>
          </table:table-cell>
          <table:table-cell office:value-type="float" office:value="401462">
            <text:p>401462</text:p>
          </table:table-cell>
          <table:table-cell office:value-type="float" office:value="135341">
            <text:p>135341</text:p>
          </table:table-cell>
          <table:table-cell office:value-type="float" office:value="102767">
            <text:p>102767</text:p>
          </table:table-cell>
          <table:table-cell office:value-type="float" office:value="163354">
            <text:p>163354</text:p>
          </table:table-cell>
          <table:table-cell office:value-type="float" office:value="1145047">
            <text:p>1145047</text:p>
          </table:table-cell>
          <table:table-cell office:value-type="float" office:value="401462">
            <text:p>401462</text:p>
          </table:table-cell>
          <table:table-cell office:value-type="float" office:value="107364">
            <text:p>107364</text:p>
          </table:table-cell>
          <table:table-cell office:value-type="string">
            <text:p>52%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April</text:p>
          </table:table-cell>
          <table:table-cell office:value-type="string">
            <text:p>FY2018 Q2</text:p>
          </table:table-cell>
          <table:table-cell office:value-type="string">
            <text:p>FY2018 Q3</text:p>
          </table:table-cell>
          <table:table-cell office:value-type="string">
            <text:p>Feb 2018</text:p>
          </table:table-cell>
          <table:table-cell office:value-type="string">
            <text:p>Mar 2018</text:p>
          </table:table-cell>
          <table:table-cell office:value-type="string">
            <text:p>Apr 2018</text:p>
          </table:table-cell>
          <table:table-cell office:value-type="string">
            <text:p>FYTD 2018</text:p>
          </table:table-cell>
          <table:table-cell office:value-type="string">
            <text:p>CYTD 2018</text:p>
          </table:table-cell>
          <table:table-cell office:value-type="string">
            <text:p>Apr 2017</text:p>
          </table:table-cell>
          <table:table-cell office:value-type="string">
            <text:p>YoY% </text:p>
          </table:table-cell>
        </table:table-row>
        <table:table-row table:style-name="ro2">
          <table:table-cell office:value-type="string">
            <text:p>RSS3 Rubber Futures </text:p>
          </table:table-cell>
          <table:table-cell office:value-type="float" office:value="18339">
            <text:p>18339</text:p>
          </table:table-cell>
          <table:table-cell office:value-type="float" office:value="23652">
            <text:p>23652</text:p>
          </table:table-cell>
          <table:table-cell office:value-type="float" office:value="6826">
            <text:p>6826</text:p>
          </table:table-cell>
          <table:table-cell office:value-type="float" office:value="7459">
            <text:p>7459</text:p>
          </table:table-cell>
          <table:table-cell office:value-type="float" office:value="5645">
            <text:p>5645</text:p>
          </table:table-cell>
          <table:table-cell office:value-type="float" office:value="65914">
            <text:p>65914</text:p>
          </table:table-cell>
          <table:table-cell office:value-type="float" office:value="29297">
            <text:p>29297</text:p>
          </table:table-cell>
          <table:table-cell office:value-type="float" office:value="5256">
            <text:p>5256</text:p>
          </table:table-cell>
          <table:table-cell office:value-type="string">
            <text:p>7%</text:p>
          </table:table-cell>
        </table:table-row>
        <table:table-row table:style-name="ro2">
          <table:table-cell office:value-type="string">
            <text:p>OTC TSR 20 Rubber Forward Swaps</text:p>
          </table:table-cell>
          <table:table-cell table:number-columns-repeated="4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string">
            <text:p>-20%</text:p>
          </table:table-cell>
        </table:table-row>
        <table:table-row table:style-name="ro2">
          <table:table-cell office:value-type="string">
            <text:p>TSR20 Rubber Futures </text:p>
          </table:table-cell>
          <table:table-cell office:value-type="float" office:value="308721">
            <text:p>308721</text:p>
          </table:table-cell>
          <table:table-cell office:value-type="float" office:value="401462">
            <text:p>401462</text:p>
          </table:table-cell>
          <table:table-cell office:value-type="float" office:value="102767">
            <text:p>102767</text:p>
          </table:table-cell>
          <table:table-cell office:value-type="float" office:value="163354">
            <text:p>163354</text:p>
          </table:table-cell>
          <table:table-cell office:value-type="float" office:value="141793">
            <text:p>141793</text:p>
          </table:table-cell>
          <table:table-cell office:value-type="float" office:value="1286840">
            <text:p>1286840</text:p>
          </table:table-cell>
          <table:table-cell office:value-type="float" office:value="543255">
            <text:p>543255</text:p>
          </table:table-cell>
          <table:table-cell office:value-type="float" office:value="102363">
            <text:p>102363</text:p>
          </table:table-cell>
          <table:table-cell office:value-type="string">
            <text:p>39%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May</text:p>
          </table:table-cell>
          <table:table-cell office:value-type="string">
            <text:p>FY2018 Q2</text:p>
          </table:table-cell>
          <table:table-cell office:value-type="string">
            <text:p>FY2018 Q3</text:p>
          </table:table-cell>
          <table:table-cell office:value-type="string">
            <text:p>Mar 2018</text:p>
          </table:table-cell>
          <table:table-cell office:value-type="string">
            <text:p>Apr 2018</text:p>
          </table:table-cell>
          <table:table-cell office:value-type="string">
            <text:p>May 2018</text:p>
          </table:table-cell>
          <table:table-cell office:value-type="string">
            <text:p>FYTD 2018</text:p>
          </table:table-cell>
          <table:table-cell office:value-type="string">
            <text:p>CYTD 2018</text:p>
          </table:table-cell>
          <table:table-cell office:value-type="string">
            <text:p>May 2017</text:p>
          </table:table-cell>
          <table:table-cell office:value-type="string">
            <text:p>YoY%</text:p>
          </table:table-cell>
        </table:table-row>
        <table:table-row table:style-name="ro2">
          <table:table-cell office:value-type="string">
            <text:p>RSS3 Rubber Futures </text:p>
          </table:table-cell>
          <table:table-cell office:value-type="float" office:value="18339">
            <text:p>18339</text:p>
          </table:table-cell>
          <table:table-cell office:value-type="float" office:value="23652">
            <text:p>23652</text:p>
          </table:table-cell>
          <table:table-cell office:value-type="float" office:value="7459">
            <text:p>7459</text:p>
          </table:table-cell>
          <table:table-cell office:value-type="float" office:value="5645">
            <text:p>5645</text:p>
          </table:table-cell>
          <table:table-cell office:value-type="float" office:value="6697">
            <text:p>6697</text:p>
          </table:table-cell>
          <table:table-cell office:value-type="float" office:value="72611">
            <text:p>72611</text:p>
          </table:table-cell>
          <table:table-cell office:value-type="float" office:value="35994">
            <text:p>35994</text:p>
          </table:table-cell>
          <table:table-cell office:value-type="float" office:value="5547">
            <text:p>5547</text:p>
          </table:table-cell>
          <table:table-cell office:value-type="string">
            <text:p>21%</text:p>
          </table:table-cell>
        </table:table-row>
        <table:table-row table:style-name="ro2">
          <table:table-cell office:value-type="string">
            <text:p>OTC TSR 20 Rubber Forward Swaps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60">
            <text:p>16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250%</text:p>
          </table:table-cell>
        </table:table-row>
        <table:table-row table:style-name="ro2">
          <table:table-cell office:value-type="string">
            <text:p>TSR20 Rubber Futures </text:p>
          </table:table-cell>
          <table:table-cell office:value-type="float" office:value="308721">
            <text:p>308721</text:p>
          </table:table-cell>
          <table:table-cell office:value-type="float" office:value="401462">
            <text:p>401462</text:p>
          </table:table-cell>
          <table:table-cell office:value-type="float" office:value="163354">
            <text:p>163354</text:p>
          </table:table-cell>
          <table:table-cell office:value-type="float" office:value="141793">
            <text:p>141793</text:p>
          </table:table-cell>
          <table:table-cell office:value-type="float" office:value="143594">
            <text:p>143594</text:p>
          </table:table-cell>
          <table:table-cell office:value-type="float" office:value="1430434">
            <text:p>1430434</text:p>
          </table:table-cell>
          <table:table-cell office:value-type="float" office:value="686849">
            <text:p>686849</text:p>
          </table:table-cell>
          <table:table-cell office:value-type="float" office:value="102592">
            <text:p>102592</text:p>
          </table:table-cell>
          <table:table-cell office:value-type="string">
            <text:p>40%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June</text:p>
          </table:table-cell>
          <table:table-cell office:value-type="string">
            <text:p>FY2018 Q3</text:p>
          </table:table-cell>
          <table:table-cell office:value-type="string">
            <text:p>FY2018 Q4</text:p>
          </table:table-cell>
          <table:table-cell office:value-type="string">
            <text:p>Apr 2018</text:p>
          </table:table-cell>
          <table:table-cell office:value-type="string">
            <text:p>May 2018</text:p>
          </table:table-cell>
          <table:table-cell office:value-type="string">
            <text:p>Jun 2018</text:p>
          </table:table-cell>
          <table:table-cell office:value-type="string">
            <text:p>FYTD 2018</text:p>
          </table:table-cell>
          <table:table-cell office:value-type="string">
            <text:p>CYTD 2018</text:p>
          </table:table-cell>
          <table:table-cell office:value-type="string">
            <text:p>Jun 2017</text:p>
          </table:table-cell>
          <table:table-cell office:value-type="string">
            <text:p>YoY% </text:p>
          </table:table-cell>
        </table:table-row>
        <table:table-row table:style-name="ro2">
          <table:table-cell office:value-type="string">
            <text:p>RSS3 Rubber Futures </text:p>
          </table:table-cell>
          <table:table-cell office:value-type="float" office:value="23652">
            <text:p>23652</text:p>
          </table:table-cell>
          <table:table-cell office:value-type="float" office:value="18194">
            <text:p>18194</text:p>
          </table:table-cell>
          <table:table-cell office:value-type="float" office:value="5645">
            <text:p>5645</text:p>
          </table:table-cell>
          <table:table-cell office:value-type="float" office:value="6697">
            <text:p>6697</text:p>
          </table:table-cell>
          <table:table-cell office:value-type="float" office:value="5852">
            <text:p>5852</text:p>
          </table:table-cell>
          <table:table-cell office:value-type="float" office:value="78463">
            <text:p>78463</text:p>
          </table:table-cell>
          <table:table-cell office:value-type="float" office:value="41846">
            <text:p>41846</text:p>
          </table:table-cell>
          <table:table-cell office:value-type="float" office:value="6694">
            <text:p>6694</text:p>
          </table:table-cell>
          <table:table-cell office:value-type="string">
            <text:p>-13%</text:p>
          </table:table-cell>
        </table:table-row>
        <table:table-row table:style-name="ro2">
          <table:table-cell office:value-type="string">
            <text:p>OTC TSR 20 Rubber Forward Swaps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10">
            <text:p>10</text:p>
          </table:table-cell>
          <table:table-cell office:value-type="string">
            <text:p>300%</text:p>
          </table:table-cell>
        </table:table-row>
        <table:table-row table:style-name="ro2">
          <table:table-cell office:value-type="string">
            <text:p>TSR20 Rubber Futures </text:p>
          </table:table-cell>
          <table:table-cell office:value-type="float" office:value="401462">
            <text:p>401462</text:p>
          </table:table-cell>
          <table:table-cell office:value-type="float" office:value="465092">
            <text:p>465092</text:p>
          </table:table-cell>
          <table:table-cell office:value-type="float" office:value="141793">
            <text:p>141793</text:p>
          </table:table-cell>
          <table:table-cell office:value-type="float" office:value="143594">
            <text:p>143594</text:p>
          </table:table-cell>
          <table:table-cell office:value-type="float" office:value="179705">
            <text:p>179705</text:p>
          </table:table-cell>
          <table:table-cell office:value-type="float" office:value="1610139">
            <text:p>1610139</text:p>
          </table:table-cell>
          <table:table-cell office:value-type="float" office:value="866554">
            <text:p>866554</text:p>
          </table:table-cell>
          <table:table-cell office:value-type="float" office:value="119494">
            <text:p>119494</text:p>
          </table:table-cell>
          <table:table-cell office:value-type="string">
            <text:p>50%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July</text:p>
          </table:table-cell>
          <table:table-cell office:value-type="string">
            <text:p>FY2018 Q3</text:p>
          </table:table-cell>
          <table:table-cell office:value-type="string">
            <text:p>FY2018 Q4</text:p>
          </table:table-cell>
          <table:table-cell office:value-type="string">
            <text:p><text:s/>May 2018</text:p>
          </table:table-cell>
          <table:table-cell office:value-type="string">
            <text:p>Jun 2018</text:p>
          </table:table-cell>
          <table:table-cell office:value-type="string">
            <text:p>Jul 2018</text:p>
          </table:table-cell>
          <table:table-cell office:value-type="string">
            <text:p>FYTD 2019</text:p>
          </table:table-cell>
          <table:table-cell office:value-type="string">
            <text:p>CYTD 2018</text:p>
          </table:table-cell>
          <table:table-cell office:value-type="string">
            <text:p>Jul 2017</text:p>
          </table:table-cell>
          <table:table-cell office:value-type="string">
            <text:p>YoY%</text:p>
          </table:table-cell>
        </table:table-row>
        <table:table-row table:style-name="ro2">
          <table:table-cell office:value-type="string">
            <text:p>RSS3 Rubber Futures </text:p>
          </table:table-cell>
          <table:table-cell office:value-type="float" office:value="23652">
            <text:p>23652</text:p>
          </table:table-cell>
          <table:table-cell office:value-type="float" office:value="18194">
            <text:p>18194</text:p>
          </table:table-cell>
          <table:table-cell office:value-type="float" office:value="6697">
            <text:p>6697</text:p>
          </table:table-cell>
          <table:table-cell office:value-type="float" office:value="5852">
            <text:p>5852</text:p>
          </table:table-cell>
          <table:table-cell table:number-columns-repeated="2" office:value-type="float" office:value="3133">
            <text:p>3133</text:p>
          </table:table-cell>
          <table:table-cell office:value-type="float" office:value="44979">
            <text:p>44979</text:p>
          </table:table-cell>
          <table:table-cell office:value-type="float" office:value="5551">
            <text:p>5551</text:p>
          </table:table-cell>
          <table:table-cell office:value-type="string">
            <text:p>-44%</text:p>
          </table:table-cell>
        </table:table-row>
        <table:table-row table:style-name="ro2">
          <table:table-cell office:value-type="string">
            <text:p>OTC TSR 20 Rubber Forward Swaps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370">
            <text:p>37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string">
            <text:p>N.A.</text:p>
          </table:table-cell>
        </table:table-row>
        <table:table-row table:style-name="ro2">
          <table:table-cell office:value-type="string">
            <text:p>TSR20 Rubber Futures </text:p>
          </table:table-cell>
          <table:table-cell office:value-type="float" office:value="401462">
            <text:p>401462</text:p>
          </table:table-cell>
          <table:table-cell office:value-type="float" office:value="465092">
            <text:p>465092</text:p>
          </table:table-cell>
          <table:table-cell office:value-type="float" office:value="143594">
            <text:p>143594</text:p>
          </table:table-cell>
          <table:table-cell office:value-type="float" office:value="179705">
            <text:p>179705</text:p>
          </table:table-cell>
          <table:table-cell table:number-columns-repeated="2" office:value-type="float" office:value="151280">
            <text:p>151280</text:p>
          </table:table-cell>
          <table:table-cell office:value-type="float" office:value="1017834">
            <text:p>1017834</text:p>
          </table:table-cell>
          <table:table-cell office:value-type="float" office:value="128360">
            <text:p>128360</text:p>
          </table:table-cell>
          <table:table-cell office:value-type="string">
            <text:p>18%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August</text:p>
          </table:table-cell>
          <table:table-cell office:value-type="string">
            <text:p>FY2018 Q3</text:p>
          </table:table-cell>
          <table:table-cell office:value-type="string">
            <text:p>FY2018 Q4</text:p>
          </table:table-cell>
          <table:table-cell office:value-type="string">
            <text:p>Jun 2018</text:p>
          </table:table-cell>
          <table:table-cell office:value-type="string">
            <text:p>Jul 2018</text:p>
          </table:table-cell>
          <table:table-cell office:value-type="string">
            <text:p>Aug 2018</text:p>
          </table:table-cell>
          <table:table-cell office:value-type="string">
            <text:p>FYTD 2019</text:p>
          </table:table-cell>
          <table:table-cell office:value-type="string">
            <text:p>CYTD 2018</text:p>
          </table:table-cell>
          <table:table-cell office:value-type="string">
            <text:p>Aug 2017</text:p>
          </table:table-cell>
          <table:table-cell office:value-type="string">
            <text:p>YoY% </text:p>
          </table:table-cell>
        </table:table-row>
        <table:table-row table:style-name="ro2">
          <table:table-cell office:value-type="string">
            <text:p>RSS3 Rubber Futures </text:p>
          </table:table-cell>
          <table:table-cell office:value-type="float" office:value="23652">
            <text:p>23652</text:p>
          </table:table-cell>
          <table:table-cell office:value-type="float" office:value="18194">
            <text:p>18194</text:p>
          </table:table-cell>
          <table:table-cell office:value-type="float" office:value="5852">
            <text:p>5852</text:p>
          </table:table-cell>
          <table:table-cell office:value-type="float" office:value="3133">
            <text:p>3133</text:p>
          </table:table-cell>
          <table:table-cell office:value-type="float" office:value="4566">
            <text:p>4566</text:p>
          </table:table-cell>
          <table:table-cell office:value-type="float" office:value="7699">
            <text:p>7699</text:p>
          </table:table-cell>
          <table:table-cell office:value-type="float" office:value="49545">
            <text:p>49545</text:p>
          </table:table-cell>
          <table:table-cell office:value-type="float" office:value="4093">
            <text:p>4093</text:p>
          </table:table-cell>
          <table:table-cell office:value-type="string">
            <text:p>12%</text:p>
          </table:table-cell>
        </table:table-row>
        <table:table-row table:style-name="ro2">
          <table:table-cell office:value-type="string">
            <text:p>OTC TSR 20 Rubber Forward Swaps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40">
            <text:p>40</text:p>
          </table:table-cell>
          <table:table-cell office:value-type="float" office:value="370">
            <text:p>370</text:p>
          </table:table-cell>
          <table:table-cell office:value-type="float" office:value="150">
            <text:p>150</text:p>
          </table:table-cell>
          <table:table-cell office:value-type="float" office:value="520">
            <text:p>520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string">
            <text:p>N.A.</text:p>
          </table:table-cell>
        </table:table-row>
        <table:table-row table:style-name="ro2">
          <table:table-cell office:value-type="string">
            <text:p>TSR20 Rubber Futures </text:p>
          </table:table-cell>
          <table:table-cell office:value-type="float" office:value="401462">
            <text:p>401462</text:p>
          </table:table-cell>
          <table:table-cell office:value-type="float" office:value="465092">
            <text:p>465092</text:p>
          </table:table-cell>
          <table:table-cell office:value-type="float" office:value="179705">
            <text:p>179705</text:p>
          </table:table-cell>
          <table:table-cell office:value-type="float" office:value="151280">
            <text:p>151280</text:p>
          </table:table-cell>
          <table:table-cell office:value-type="float" office:value="161905">
            <text:p>161905</text:p>
          </table:table-cell>
          <table:table-cell office:value-type="float" office:value="313185">
            <text:p>313185</text:p>
          </table:table-cell>
          <table:table-cell office:value-type="float" office:value="1179739">
            <text:p>1179739</text:p>
          </table:table-cell>
          <table:table-cell office:value-type="float" office:value="149172">
            <text:p>149172</text:p>
          </table:table-cell>
          <table:table-cell office:value-type="string">
            <text:p>9%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September</text:p>
          </table:table-cell>
          <table:table-cell office:value-type="string">
            <text:p>FY2018 Q4</text:p>
          </table:table-cell>
          <table:table-cell office:value-type="string">
            <text:p>FY2019 Q1</text:p>
          </table:table-cell>
          <table:table-cell office:value-type="string">
            <text:p>Jul 2018</text:p>
          </table:table-cell>
          <table:table-cell office:value-type="string">
            <text:p>Aug 2018</text:p>
          </table:table-cell>
          <table:table-cell office:value-type="string">
            <text:p>Sep 2018</text:p>
          </table:table-cell>
          <table:table-cell office:value-type="string">
            <text:p>FYTD 2019</text:p>
          </table:table-cell>
          <table:table-cell office:value-type="string">
            <text:p>CYTD 2018</text:p>
          </table:table-cell>
          <table:table-cell office:value-type="string">
            <text:p>Sep 2017</text:p>
          </table:table-cell>
          <table:table-cell office:value-type="string">
            <text:p>YoY%</text:p>
          </table:table-cell>
        </table:table-row>
        <table:table-row table:style-name="ro2">
          <table:table-cell office:value-type="string">
            <text:p>RSS3 Rubber Futures </text:p>
          </table:table-cell>
          <table:table-cell office:value-type="float" office:value="18194">
            <text:p>18194</text:p>
          </table:table-cell>
          <table:table-cell office:value-type="float" office:value="10816">
            <text:p>10816</text:p>
          </table:table-cell>
          <table:table-cell office:value-type="float" office:value="3133">
            <text:p>3133</text:p>
          </table:table-cell>
          <table:table-cell office:value-type="float" office:value="4566">
            <text:p>4566</text:p>
          </table:table-cell>
          <table:table-cell office:value-type="float" office:value="3117">
            <text:p>3117</text:p>
          </table:table-cell>
          <table:table-cell office:value-type="float" office:value="10816">
            <text:p>10816</text:p>
          </table:table-cell>
          <table:table-cell office:value-type="float" office:value="52662">
            <text:p>52662</text:p>
          </table:table-cell>
          <table:table-cell office:value-type="float" office:value="8634">
            <text:p>8634</text:p>
          </table:table-cell>
          <table:table-cell office:value-type="string">
            <text:p>-64%</text:p>
          </table:table-cell>
        </table:table-row>
        <table:table-row table:style-name="ro2">
          <table:table-cell office:value-type="string">
            <text:p>OTC TSR 20 Rubber Forward Swaps</text:p>
          </table:table-cell>
          <table:table-cell office:value-type="float" office:value="190">
            <text:p>190</text:p>
          </table:table-cell>
          <table:table-cell office:value-type="float" office:value="670">
            <text:p>670</text:p>
          </table:table-cell>
          <table:table-cell office:value-type="float" office:value="370">
            <text:p>37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670">
            <text:p>670</text:p>
          </table:table-cell>
          <table:table-cell office:value-type="float" office:value="860">
            <text:p>860</text:p>
          </table:table-cell>
          <table:table-cell office:value-type="float" office:value="10">
            <text:p>10</text:p>
          </table:table-cell>
          <table:table-cell office:value-type="string">
            <text:p>1,400%</text:p>
          </table:table-cell>
        </table:table-row>
        <table:table-row table:style-name="ro2">
          <table:table-cell office:value-type="string">
            <text:p>TSR20 Rubber Futures </text:p>
          </table:table-cell>
          <table:table-cell office:value-type="float" office:value="465092">
            <text:p>465092</text:p>
          </table:table-cell>
          <table:table-cell office:value-type="float" office:value="456478">
            <text:p>456478</text:p>
          </table:table-cell>
          <table:table-cell office:value-type="float" office:value="151280">
            <text:p>151280</text:p>
          </table:table-cell>
          <table:table-cell office:value-type="float" office:value="161905">
            <text:p>161905</text:p>
          </table:table-cell>
          <table:table-cell office:value-type="float" office:value="143293">
            <text:p>143293</text:p>
          </table:table-cell>
          <table:table-cell office:value-type="float" office:value="456478">
            <text:p>456478</text:p>
          </table:table-cell>
          <table:table-cell office:value-type="float" office:value="1323032">
            <text:p>1323032</text:p>
          </table:table-cell>
          <table:table-cell office:value-type="float" office:value="157332">
            <text:p>157332</text:p>
          </table:table-cell>
          <table:table-cell office:value-type="string">
            <text:p>-9%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October</text:p>
          </table:table-cell>
          <table:table-cell office:value-type="string">
            <text:p>FY2018 Q4</text:p>
          </table:table-cell>
          <table:table-cell office:value-type="string">
            <text:p>FY2019 Q1</text:p>
          </table:table-cell>
          <table:table-cell office:value-type="string">
            <text:p>Aug 2018</text:p>
          </table:table-cell>
          <table:table-cell office:value-type="string">
            <text:p>Sep 2018</text:p>
          </table:table-cell>
          <table:table-cell office:value-type="string">
            <text:p>Oct 2018</text:p>
          </table:table-cell>
          <table:table-cell office:value-type="string">
            <text:p>FYTD 2019</text:p>
          </table:table-cell>
          <table:table-cell office:value-type="string">
            <text:p>CYTD 2018</text:p>
          </table:table-cell>
          <table:table-cell office:value-type="string">
            <text:p>Oct 2017</text:p>
          </table:table-cell>
          <table:table-cell office:value-type="string">
            <text:p>YoY%</text:p>
          </table:table-cell>
        </table:table-row>
        <table:table-row table:style-name="ro2">
          <table:table-cell office:value-type="string">
            <text:p>RSS3 Rubber Futures </text:p>
          </table:table-cell>
          <table:table-cell office:value-type="float" office:value="18194">
            <text:p>18194</text:p>
          </table:table-cell>
          <table:table-cell office:value-type="float" office:value="10816">
            <text:p>10816</text:p>
          </table:table-cell>
          <table:table-cell office:value-type="float" office:value="4566">
            <text:p>4566</text:p>
          </table:table-cell>
          <table:table-cell office:value-type="float" office:value="3117">
            <text:p>3117</text:p>
          </table:table-cell>
          <table:table-cell office:value-type="float" office:value="2085">
            <text:p>2085</text:p>
          </table:table-cell>
          <table:table-cell office:value-type="float" office:value="12901">
            <text:p>12901</text:p>
          </table:table-cell>
          <table:table-cell office:value-type="float" office:value="54747">
            <text:p>54747</text:p>
          </table:table-cell>
          <table:table-cell office:value-type="float" office:value="5277">
            <text:p>5277</text:p>
          </table:table-cell>
          <table:table-cell office:value-type="string">
            <text:p>-60%</text:p>
          </table:table-cell>
        </table:table-row>
        <table:table-row table:style-name="ro2">
          <table:table-cell office:value-type="string">
            <text:p>OTC TSR 20 Rubber Forward Swaps</text:p>
          </table:table-cell>
          <table:table-cell office:value-type="float" office:value="190">
            <text:p>190</text:p>
          </table:table-cell>
          <table:table-cell office:value-type="float" office:value="670">
            <text:p>67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20">
            <text:p>320</text:p>
          </table:table-cell>
          <table:table-cell office:value-type="float" office:value="990">
            <text:p>990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string">
            <text:p>N.A.</text:p>
          </table:table-cell>
        </table:table-row>
        <table:table-row table:style-name="ro2">
          <table:table-cell office:value-type="string">
            <text:p>TSR20 Rubber Futures </text:p>
          </table:table-cell>
          <table:table-cell office:value-type="float" office:value="465092">
            <text:p>465092</text:p>
          </table:table-cell>
          <table:table-cell office:value-type="float" office:value="456478">
            <text:p>456478</text:p>
          </table:table-cell>
          <table:table-cell office:value-type="float" office:value="161905">
            <text:p>161905</text:p>
          </table:table-cell>
          <table:table-cell office:value-type="float" office:value="143293">
            <text:p>143293</text:p>
          </table:table-cell>
          <table:table-cell office:value-type="float" office:value="158967">
            <text:p>158967</text:p>
          </table:table-cell>
          <table:table-cell office:value-type="float" office:value="615445">
            <text:p>615445</text:p>
          </table:table-cell>
          <table:table-cell office:value-type="float" office:value="1481999">
            <text:p>1481999</text:p>
          </table:table-cell>
          <table:table-cell office:value-type="float" office:value="88818">
            <text:p>88818</text:p>
          </table:table-cell>
          <table:table-cell office:value-type="string">
            <text:p>79%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November</text:p>
          </table:table-cell>
          <table:table-cell office:value-type="string">
            <text:p>FY2018 Q4</text:p>
          </table:table-cell>
          <table:table-cell office:value-type="string">
            <text:p>FY2019 Q1</text:p>
          </table:table-cell>
          <table:table-cell office:value-type="string">
            <text:p>Sep 2018</text:p>
          </table:table-cell>
          <table:table-cell office:value-type="string">
            <text:p>Oct 2018</text:p>
          </table:table-cell>
          <table:table-cell office:value-type="string">
            <text:p>Nov 2018</text:p>
          </table:table-cell>
          <table:table-cell office:value-type="string">
            <text:p>FYTD 2019</text:p>
          </table:table-cell>
          <table:table-cell office:value-type="string">
            <text:p>CYTD 2018</text:p>
          </table:table-cell>
          <table:table-cell office:value-type="string">
            <text:p>Nov 2017</text:p>
          </table:table-cell>
          <table:table-cell office:value-type="string">
            <text:p>YoY%</text:p>
          </table:table-cell>
        </table:table-row>
        <table:table-row table:style-name="ro2">
          <table:table-cell office:value-type="string">
            <text:p>RSS3 Rubber Futures </text:p>
          </table:table-cell>
          <table:table-cell office:value-type="float" office:value="18194">
            <text:p>18194</text:p>
          </table:table-cell>
          <table:table-cell office:value-type="float" office:value="10816">
            <text:p>10816</text:p>
          </table:table-cell>
          <table:table-cell office:value-type="float" office:value="3117">
            <text:p>3117</text:p>
          </table:table-cell>
          <table:table-cell office:value-type="float" office:value="2085">
            <text:p>2085</text:p>
          </table:table-cell>
          <table:table-cell office:value-type="float" office:value="3667">
            <text:p>3667</text:p>
          </table:table-cell>
          <table:table-cell office:value-type="float" office:value="16568">
            <text:p>16568</text:p>
          </table:table-cell>
          <table:table-cell office:value-type="float" office:value="58414">
            <text:p>58414</text:p>
          </table:table-cell>
          <table:table-cell office:value-type="float" office:value="6762">
            <text:p>6762</text:p>
          </table:table-cell>
          <table:table-cell office:value-type="string">
            <text:p>-46%</text:p>
          </table:table-cell>
        </table:table-row>
        <table:table-row table:style-name="ro2">
          <table:table-cell office:value-type="string">
            <text:p>OTC TSR 20 Rubber Forward Swaps</text:p>
          </table:table-cell>
          <table:table-cell office:value-type="float" office:value="190">
            <text:p>190</text:p>
          </table:table-cell>
          <table:table-cell office:value-type="float" office:value="670">
            <text:p>670</text:p>
          </table:table-cell>
          <table:table-cell office:value-type="float" office:value="150">
            <text:p>150</text:p>
          </table:table-cell>
          <table:table-cell office:value-type="float" office:value="320">
            <text:p>320</text:p>
          </table:table-cell>
          <table:table-cell office:value-type="float" office:value="170">
            <text:p>170</text:p>
          </table:table-cell>
          <table:table-cell office:value-type="float" office:value="1160">
            <text:p>1160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string">
            <text:p>N.A.</text:p>
          </table:table-cell>
        </table:table-row>
        <table:table-row table:style-name="ro2">
          <table:table-cell office:value-type="string">
            <text:p>TSR20 Rubber Futures </text:p>
          </table:table-cell>
          <table:table-cell office:value-type="float" office:value="465092">
            <text:p>465092</text:p>
          </table:table-cell>
          <table:table-cell office:value-type="float" office:value="456478">
            <text:p>456478</text:p>
          </table:table-cell>
          <table:table-cell office:value-type="float" office:value="143293">
            <text:p>143293</text:p>
          </table:table-cell>
          <table:table-cell office:value-type="float" office:value="158967">
            <text:p>158967</text:p>
          </table:table-cell>
          <table:table-cell office:value-type="float" office:value="135688">
            <text:p>135688</text:p>
          </table:table-cell>
          <table:table-cell office:value-type="float" office:value="751133">
            <text:p>751133</text:p>
          </table:table-cell>
          <table:table-cell office:value-type="float" office:value="1617687">
            <text:p>1617687</text:p>
          </table:table-cell>
          <table:table-cell office:value-type="float" office:value="124809">
            <text:p>124809</text:p>
          </table:table-cell>
          <table:table-cell office:value-type="string">
            <text:p>9%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December</text:p>
          </table:table-cell>
          <table:table-cell office:value-type="string">
            <text:p>FY2019 Q1</text:p>
          </table:table-cell>
          <table:table-cell office:value-type="string">
            <text:p>FY2019 Q2</text:p>
          </table:table-cell>
          <table:table-cell office:value-type="string">
            <text:p>Oct 2018</text:p>
          </table:table-cell>
          <table:table-cell office:value-type="string">
            <text:p>Nov 2018</text:p>
          </table:table-cell>
          <table:table-cell office:value-type="string">
            <text:p>Dec 2018</text:p>
          </table:table-cell>
          <table:table-cell office:value-type="string">
            <text:p>FYTD 2019</text:p>
          </table:table-cell>
          <table:table-cell office:value-type="string">
            <text:p>CYTD 2018</text:p>
          </table:table-cell>
          <table:table-cell office:value-type="string">
            <text:p>Dec 2017</text:p>
          </table:table-cell>
          <table:table-cell office:value-type="string">
            <text:p>YoY%</text:p>
          </table:table-cell>
        </table:table-row>
        <table:table-row table:style-name="ro2">
          <table:table-cell office:value-type="string">
            <text:p>RSS3 Rubber Futures </text:p>
          </table:table-cell>
          <table:table-cell office:value-type="float" office:value="10816">
            <text:p>10816</text:p>
          </table:table-cell>
          <table:table-cell office:value-type="float" office:value="9623">
            <text:p>9623</text:p>
          </table:table-cell>
          <table:table-cell office:value-type="float" office:value="2085">
            <text:p>2085</text:p>
          </table:table-cell>
          <table:table-cell office:value-type="float" office:value="3667">
            <text:p>3667</text:p>
          </table:table-cell>
          <table:table-cell office:value-type="float" office:value="3871">
            <text:p>3871</text:p>
          </table:table-cell>
          <table:table-cell office:value-type="float" office:value="20439">
            <text:p>20439</text:p>
          </table:table-cell>
          <table:table-cell office:value-type="float" office:value="62285">
            <text:p>62285</text:p>
          </table:table-cell>
          <table:table-cell office:value-type="float" office:value="6300">
            <text:p>6300</text:p>
          </table:table-cell>
          <table:table-cell office:value-type="string">
            <text:p>-39%</text:p>
          </table:table-cell>
        </table:table-row>
        <table:table-row table:style-name="ro2">
          <table:table-cell office:value-type="string">
            <text:p>OTC TSR 20 Rubber Forward Swaps</text:p>
          </table:table-cell>
          <table:table-cell office:value-type="float" office:value="670">
            <text:p>670</text:p>
          </table:table-cell>
          <table:table-cell office:value-type="float" office:value="740">
            <text:p>740</text:p>
          </table:table-cell>
          <table:table-cell office:value-type="float" office:value="320">
            <text:p>320</text:p>
          </table:table-cell>
          <table:table-cell office:value-type="float" office:value="170">
            <text:p>170</text:p>
          </table:table-cell>
          <table:table-cell office:value-type="float" office:value="250">
            <text:p>250</text:p>
          </table:table-cell>
          <table:table-cell office:value-type="float" office:value="1410">
            <text:p>1410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string">
            <text:p>N.A.</text:p>
          </table:table-cell>
        </table:table-row>
        <table:table-row table:style-name="ro2">
          <table:table-cell office:value-type="string">
            <text:p>TSR20 Rubber Futures </text:p>
          </table:table-cell>
          <table:table-cell office:value-type="float" office:value="456478">
            <text:p>456478</text:p>
          </table:table-cell>
          <table:table-cell office:value-type="float" office:value="426275">
            <text:p>426275</text:p>
          </table:table-cell>
          <table:table-cell office:value-type="float" office:value="158967">
            <text:p>158967</text:p>
          </table:table-cell>
          <table:table-cell office:value-type="float" office:value="135688">
            <text:p>135688</text:p>
          </table:table-cell>
          <table:table-cell office:value-type="float" office:value="131620">
            <text:p>131620</text:p>
          </table:table-cell>
          <table:table-cell office:value-type="float" office:value="882753">
            <text:p>882753</text:p>
          </table:table-cell>
          <table:table-cell office:value-type="float" office:value="1749307">
            <text:p>1749307</text:p>
          </table:table-cell>
          <table:table-cell office:value-type="float" office:value="95094">
            <text:p>95094</text:p>
          </table:table-cell>
          <table:table-cell office:value-type="string">
            <text:p>38%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FY2018 Q1</text:p>
          </table:table-cell>
          <table:table-cell office:value-type="string">
            <text:p>FY2018 Q2</text:p>
          </table:table-cell>
          <table:table-cell office:value-type="string">
            <text:p>FY2018 Q3</text:p>
          </table:table-cell>
          <table:table-cell office:value-type="string">
            <text:p>FY2018 Q4</text:p>
          </table:table-cell>
          <table:table-cell office:value-type="string">
            <text:p>FY2019 Q1</text:p>
          </table:table-cell>
          <table:table-cell table:number-columns-repeated="4"/>
        </table:table-row>
        <table:table-row table:style-name="ro2">
          <table:table-cell office:value-type="string">
            <text:p>RSS3 Rubber Futures </text:p>
          </table:table-cell>
          <table:table-cell office:value-type="float" office:value="18278">
            <text:p>18278</text:p>
          </table:table-cell>
          <table:table-cell office:value-type="float" office:value="18339">
            <text:p>18339</text:p>
          </table:table-cell>
          <table:table-cell office:value-type="float" office:value="23652">
            <text:p>23652</text:p>
          </table:table-cell>
          <table:table-cell office:value-type="float" office:value="18194">
            <text:p>18194</text:p>
          </table:table-cell>
          <table:table-cell office:value-type="float" office:value="10816">
            <text:p>10816</text:p>
          </table:table-cell>
          <table:table-cell table:number-columns-repeated="4"/>
        </table:table-row>
        <table:table-row table:style-name="ro2">
          <table:table-cell office:value-type="string">
            <text:p>OTC TSR 20 Rubber Forward Swaps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670">
            <text:p>670</text:p>
          </table:table-cell>
          <table:table-cell table:number-columns-repeated="4"/>
        </table:table-row>
        <table:table-row table:style-name="ro2">
          <table:table-cell office:value-type="string">
            <text:p>TSR20 Rubber Futures </text:p>
          </table:table-cell>
          <table:table-cell office:value-type="float" office:value="434864">
            <text:p>434864</text:p>
          </table:table-cell>
          <table:table-cell office:value-type="float" office:value="308721">
            <text:p>308721</text:p>
          </table:table-cell>
          <table:table-cell office:value-type="float" office:value="401462">
            <text:p>401462</text:p>
          </table:table-cell>
          <table:table-cell office:value-type="float" office:value="465092">
            <text:p>465092</text:p>
          </table:table-cell>
          <table:table-cell office:value-type="float" office:value="456478">
            <text:p>456478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2">
          <table:table-cell/>
          <table:table-cell office:value-type="string">
            <text:p>RSS3 Rubber Futures </text:p>
          </table:table-cell>
          <table:table-cell office:value-type="string">
            <text:p>OTC TSR 20 Rubber Forward Swaps</text:p>
          </table:table-cell>
          <table:table-cell office:value-type="string">
            <text:p>TSR20 Rubber Futures </text:p>
          </table:table-cell>
        </table:table-row>
        <table:table-row table:style-name="ro2">
          <table:table-cell office:value-type="string">
            <text:p>FY2018 Q1</text:p>
          </table:table-cell>
          <table:table-cell office:value-type="float" office:value="18278">
            <text:p>18278</text:p>
          </table:table-cell>
          <table:table-cell office:value-type="float" office:value="10">
            <text:p>10</text:p>
          </table:table-cell>
          <table:table-cell office:value-type="float" office:value="434864">
            <text:p>434864</text:p>
          </table:table-cell>
        </table:table-row>
        <table:table-row table:style-name="ro2">
          <table:table-cell office:value-type="string">
            <text:p>FY2018 Q2</text:p>
          </table:table-cell>
          <table:table-cell office:value-type="float" office:value="18339">
            <text:p>18339</text:p>
          </table:table-cell>
          <table:table-cell office:value-type="float" office:value="0">
            <text:p>0</text:p>
          </table:table-cell>
          <table:table-cell office:value-type="float" office:value="308721">
            <text:p>308721</text:p>
          </table:table-cell>
        </table:table-row>
        <table:table-row table:style-name="ro2">
          <table:table-cell office:value-type="string">
            <text:p>FY2018 Q3</text:p>
          </table:table-cell>
          <table:table-cell office:value-type="float" office:value="23652">
            <text:p>23652</text:p>
          </table:table-cell>
          <table:table-cell office:value-type="float" office:value="0">
            <text:p>0</text:p>
          </table:table-cell>
          <table:table-cell office:value-type="float" office:value="401462">
            <text:p>401462</text:p>
          </table:table-cell>
        </table:table-row>
        <table:table-row table:style-name="ro2">
          <table:table-cell office:value-type="string">
            <text:p>FY2018 Q4</text:p>
          </table:table-cell>
          <table:table-cell office:value-type="float" office:value="18194">
            <text:p>18194</text:p>
          </table:table-cell>
          <table:table-cell office:value-type="float" office:value="190">
            <text:p>190</text:p>
          </table:table-cell>
          <table:table-cell office:value-type="float" office:value="465092">
            <text:p>465092</text:p>
          </table:table-cell>
        </table:table-row>
        <table:table-row table:style-name="ro2">
          <table:table-cell office:value-type="string">
            <text:p>FY2019 Q1</text:p>
          </table:table-cell>
          <table:table-cell office:value-type="float" office:value="10816">
            <text:p>10816</text:p>
          </table:table-cell>
          <table:table-cell office:value-type="float" office:value="670">
            <text:p>670</text:p>
          </table:table-cell>
          <table:table-cell office:value-type="float" office:value="456478">
            <text:p>456478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20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8:26:44.48</meta:creation-date>
    <dc:date>2020-01-12T20:43:42.90</dc:date>
    <meta:editing-duration>PT2H1M44S</meta:editing-duration>
    <meta:editing-cycles>10</meta:editing-cycles>
    <meta:generator>OpenOffice/4.1.7$Win32 OpenOffice.org_project/417m1$Build-9800</meta:generator>
    <meta:document-statistic meta:table-count="3" meta:cell-count="526" meta:object-count="0"/>
  </office:meta>
</office:document-meta>
</file>